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d950c"/>
    </style:style>
    <style:style style:name="P2" style:family="paragraph" style:parent-style-name="Standard">
      <style:text-properties officeooo:rsid="001bb3af" officeooo:paragraph-rsid="001bb3af"/>
    </style:style>
    <style:style style:name="P3" style:family="paragraph" style:parent-style-name="Standard">
      <style:text-properties officeooo:rsid="001bb3af" officeooo:paragraph-rsid="001d950c"/>
    </style:style>
    <style:style style:name="P4" style:family="paragraph" style:parent-style-name="Standard">
      <style:text-properties officeooo:paragraph-rsid="001bb3af"/>
    </style:style>
    <style:style style:name="P5" style:family="paragraph" style:parent-style-name="Standard">
      <style:text-properties officeooo:rsid="00212938" officeooo:paragraph-rsid="00212938"/>
    </style:style>
    <style:style style:name="T1" style:family="text">
      <style:text-properties officeooo:rsid="001bb3af"/>
    </style:style>
    <style:style style:name="T2" style:family="text">
      <style:text-properties officeooo:rsid="001c06e0"/>
    </style:style>
    <style:style style:name="T3" style:family="text">
      <style:text-properties officeooo:rsid="001edf13"/>
    </style:style>
    <style:style style:name="T4" style:family="text">
      <style:text-properties officeooo:rsid="002081cb"/>
    </style:style>
    <style:style style:name="T5" style:family="text">
      <style:text-properties officeooo:rsid="00212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apons and simple AI</text:h>
      <text:p text:style-name="P2"/>
      <text:p text:style-name="P2">Move in direction of improving visual clarity for player, and giving him a bit more variety in combat.</text:p>
      <text:p text:style-name="P2"/>
      <text:h text:style-name="Heading_20_2" text:outline-level="2">Visual improvements</text:h>
      <text:p text:style-name="P2"/>
      <text:p text:style-name="P2">Improve graphics with weapons. Each unit can carry a weapon. Keep in mind, units can swap weapons and have a lot of them.</text:p>
      <text:p text:style-name="P2"/>
      <text:p text:style-name="P2"/>
      <text:h text:style-name="Heading_20_2" text:outline-level="2">Gameplay improvements</text:h>
      <text:p text:style-name="P2"/>
      <text:h text:style-name="Heading_20_3" text:outline-level="3">Weapons</text:h>
      <text:p text:style-name="P2"/>
      <text:p text:style-name="P4"><text:span text:style-name="T1">Units can carry different weapons.</text:span></text:p>
      <text:p text:style-name="P4"><text:span text:style-name="T1">Equipped weapons give units different bonuses in stats or effects.</text:span></text:p>
      <text:p text:style-name="P4"/>
      <text:p text:style-name="P4"><text:span text:style-name="T1">At beginning allow player to pick weapons for unit for the whole combat. Enemy units receive random or specific weapon.</text:span></text:p>
      <text:p text:style-name="P4"/>
      <text:p text:style-name="P4"/>
      <text:h text:style-name="P1" text:outline-level="3">Units</text:h>
      <text:p text:style-name="P3"/>
      <text:p text:style-name="P3">HP bars for all units and bosses.</text:p>
      <text:p text:style-name="P3"/>
      <text:p text:style-name="P2"/>
      <text:h text:style-name="Heading_20_3" text:outline-level="3">Buying </text:h>
      <text:p text:style-name="P2"/>
      <text:p text:style-name="P4"><text:span text:style-name="T1">Allow player to </text:span><text:span text:style-name="T3">periodically </text:span><text:span text:style-name="T1">buy </text:span><text:span text:style-name="T5">strong</text:span><text:span text:style-name="T1"> unit or spell that </text:span><text:span text:style-name="T2">affects all</text:span><text:span text:style-name="T1"> enemy units, </text:span><text:span text:style-name="T3">as 1 time use free ability</text:span><text:span text:style-name="T1">. </text:span><text:span text:style-name="T4">Unit doesn’t respawn.</text:span></text:p>
      <text:p text:style-name="P2"/>
      <text:p text:style-name="P2"/>
      <text:h text:style-name="Heading_20_3" text:outline-level="3">AI</text:h>
      <text:p text:style-name="P2"/>
      <text:p text:style-name="P4"><text:span text:style-name="T1">Enemy units get some change in behavior. Spice it up with some simple random AI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bb3a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01:49.120000000</meta:creation-date>
    <dc:date>2020-06-02T19:20:07.632000000</dc:date>
    <meta:editing-duration>PT6M38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5" meta:word-count="133" meta:character-count="770" meta:non-whitespace-character-count="651"/>
  </office:meta>
</office:document-meta>
</file>